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0cfd4"/>
    </style:style>
    <style:style style:name="P2" style:family="paragraph" style:parent-style-name="Preformatted_20_Text">
      <style:text-properties officeooo:paragraph-rsid="0000cfd4"/>
    </style:style>
    <style:style style:name="T1" style:family="text">
      <style:text-properties officeooo:rsid="0000cf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% Encoding: UTF-8</text:p>
      <text:p text:style-name="Preformatted_20_Text">﻿@misc{doc:stz,</text:p>
      <text:p text:style-name="Preformatted_20_Text"><text:s text:c="3"/>author = "Thomas Nonnenmacher",</text:p>
      <text:p text:style-name="Preformatted_20_Text"><text:s text:c="3"/>title = "LaTeX Grundlagen - Setzen einer wissenschaftlichen Arbeit</text:p>
      <text:p text:style-name="Preformatted_20_Text">Skript",</text:p>
      <text:p text:style-name="Preformatted_20_Text"><text:tab/>year = "2008",</text:p>
      <text:p text:style-name="Preformatted_20_Text"><text:tab/>url = "http://www.stz-softwaretechnik.de",</text:p>
      <text:p text:style-name="Preformatted_20_Text"><text:tab/>note = "(Bei STZ Internetseite unter Publikationen - Skripte) [V.\,2.0 26.02.08]"</text:p>
      <text:p text:style-name="Preformatted_20_Text">}</text:p>
      <text:p text:style-name="Preformatted_20_Text"/>
      <text:p text:style-name="Preformatted_20_Text">@BOOK{doc:gun,</text:p>
      <text:p text:style-name="Preformatted_20_Text"><text:tab/>AUTHOR <text:s text:c="6"/>= "Karsten Günther",</text:p>
      <text:p text:style-name="Preformatted_20_Text"><text:tab/>TITLE <text:s text:c="7"/>= "LaTeX2 --- Das umfassende Handbuch",</text:p>
      <text:p text:style-name="Preformatted_20_Text"><text:tab/>PUBLISHER <text:s text:c="3"/>= "Galileo Computing",</text:p>
      <text:p text:style-name="Preformatted_20_Text"><text:tab/>YEAR <text:s text:c="8"/>= "2004",</text:p>
      <text:p text:style-name="Preformatted_20_Text"><text:tab/>url = "http://www.galileocomputing.de/katalog/buecher/titel/gp/titelID-768",</text:p>
      <text:p text:style-name="Preformatted_20_Text"><text:tab/>SERIES <text:s text:c="6"/>= "1. Auflage",</text:p>
      <text:p text:style-name="Preformatted_20_Text"><text:tab/>VOLUME <text:s text:c="6"/>= "",</text:p>
      <text:p text:style-name="Preformatted_20_Text"><text:tab/>ADDRESS <text:s text:c="5"/>= "",</text:p>
      <text:p text:style-name="Preformatted_20_Text"><text:tab/>EDITION <text:s text:c="5"/>= "",</text:p>
      <text:p text:style-name="Preformatted_20_Text"><text:tab/>MONTH <text:s text:c="7"/>= "",</text:p>
      <text:p text:style-name="Preformatted_20_Text"><text:tab/>NOTE <text:s text:c="8"/>= ""</text:p>
      <text:p text:style-name="Preformatted_20_Text">}</text:p>
      <text:p text:style-name="Preformatted_20_Text"/>
      <text:p text:style-name="Preformatted_20_Text">@misc{doc:kml,</text:p>
      <text:p text:style-name="Preformatted_20_Text"><text:s text:c="3"/>author = "esri",</text:p>
      <text:p text:style-name="Preformatted_20_Text"><text:s text:c="3"/>title = "Was ist KML?",</text:p>
      <text:p text:style-name="Preformatted_20_Text"><text:tab/>year = "2021",</text:p>
      <text:p text:style-name="Preformatted_20_Text"><text:tab/>url = "https://desktop.arcgis.com/de/arcmap/10.3/manage-data/kml/what-is-kml-.htm",</text:p>
      <text:p text:style-name="Preformatted_20_Text"><text:tab/>note = "[Zugriff am :25.05.2021]"</text:p>
      <text:p text:style-name="Preformatted_20_Text">}</text:p>
      <text:p text:style-name="Preformatted_20_Text"/>
      <text:p text:style-name="Preformatted_20_Text">@misc{doc:DH,</text:p>
      <text:p text:style-name="Preformatted_20_Text"><text:s text:c="3"/>author = "DIGITAL HEROES",</text:p>
      <text:p text:style-name="Preformatted_20_Text"><text:s text:c="3"/>title = "Vorteile Von Webanwendungen",</text:p>
      <text:p text:style-name="Preformatted_20_Text"><text:tab/>year = "2021",</text:p>
      <text:p text:style-name="Preformatted_20_Text"><text:tab/>url = "https://www.digital-heroes.co/vorteile-von-webanwendungen",</text:p>
      <text:p text:style-name="Preformatted_20_Text"><text:tab/>note = "[Zugriff am :04.08.2021]"</text:p>
      <text:p text:style-name="Preformatted_20_Text">}</text:p>
      <text:p text:style-name="Preformatted_20_Text"/>
      <text:p text:style-name="P1">@misc{doc:<text:span text:style-name="T1">flask</text:span>,</text:p>
      <text:p text:style-name="P1"><text:s text:c="3"/>author = "pythonbasics",</text:p>
      <text:p text:style-name="P1"><text:s text:c="3"/>title = "<text:span text:style-name="T1">What is Flask?</text:span>",</text:p>
      <text:p text:style-name="P1"><text:tab/>year = "2021",</text:p>
      <text:p text:style-name="P1"><text:tab/>url = "<text:a xlink:type="simple" xlink:href="https://pythonbasics.org/what-is-flask-python/" text:style-name="Internet_20_link" text:visited-style-name="Visited_20_Internet_20_Link">https://pythonbasics.org/what-is-flask-python/</text:a>",</text:p>
      <text:p text:style-name="P1"><text:tab/>note = "[Zugriff am :04.08.2021]"</text:p>
      <text:p text:style-name="P1">}</text:p>
      <text:p text:style-name="P1"/>
      <text:p text:style-name="Preformatted_20_Text"/>
      <text:p text:style-name="Preformatted_20_Text"/>
      <text:p text:style-name="Preformatted_20_Text">@misc{doc:st1,</text:p>
      <text:p text:style-name="Preformatted_20_Text"><text:s text:c="3"/>author = "Thomas Nonnenmacher",</text:p>
      <text:p text:style-name="Preformatted_20_Text"><text:s text:c="3"/>title = "LaTeX Grundlagen - Setzen einer wissenschaftlichen Arbeit</text:p>
      <text:p text:style-name="Preformatted_20_Text">Skript",</text:p>
      <text:p text:style-name="Preformatted_20_Text"><text:tab/>year = "2008",</text:p>
      <text:p text:style-name="Preformatted_20_Text"><text:tab/>url = "http://www.stz-softwaretechnik.de",</text:p>
      <text:p text:style-name="Preformatted_20_Text"><text:tab/>note = "(Bei STZ Internetseite unter Publikationen - Skripte) [V.\,2.0 26.02.08]"</text:p>
      <text:p text:style-name="Preformatted_20_Text">}</text:p>
      <text:p text:style-name="Preformatted_20_Text"/>
      <text:p text:style-name="Preformatted_20_Text">@Comment{jabref-meta: databaseType:bibtex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05T13:02:20.090542740</dc:date>
    <meta:editing-duration>P1DT24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2" meta:word-count="178" meta:character-count="1524" meta:non-whitespace-character-count="1282"/>
  </office:meta>
</office:document-meta>
</file>